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B513493D9C5E0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15.749cm" svg:x="0.062cm" svg:y="0.042cm">
          <draw:image xlink:href="Pictures/1000000000000780000004384B513493D9C5E0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1T09:30:40.048000000</meta:creation-date>
    <dc:date>2023-11-11T09:31:28.382000000</dc:date>
    <meta:editing-duration>PT49S</meta:editing-duration>
    <meta:editing-cycles>1</meta:editing-cycles>
    <meta:document-statistic meta:object-count="24"/>
    <meta:generator>LibreOffice/7.3.2.2$Windows_X86_64 LibreOffice_project/49f2b1bff42cfccbd8f788c8dc32c1c309559be0</meta:generator>
  </office:meta>
</office:document-meta>
</file>